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June 2023</text:p>
          </table:table-cell>
          <table:covered-table-cell table:number-columns-repeated="4"/>
          <table:table-cell table:number-columns-repeated="16379" table:style-name="ce1"/>
        </table:table-row>
        <table:table-row table:style-name="ro2">
          <table:table-cell office:value-type="string" table:style-name="ce2">
            <text:p>Report Date : 30/6/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61" table:style-name="ce7">
            <text:p>1161</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77" table:style-name="ce7">
            <text:p>377</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64" table:style-name="ce7">
            <text:p>364</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1960" table:style-name="ce7">
            <text:p>1960</text:p>
          </table:table-cell>
          <table:table-cell office:value-type="float" office:value="1948" table:style-name="ce7">
            <text:p>194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89" table:style-name="ce7">
            <text:p>989</text:p>
          </table:table-cell>
          <table:table-cell office:value-type="float" office:value="998" table:style-name="ce7">
            <text:p>99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57" table:style-name="ce7">
            <text:p>557</text:p>
          </table:table-cell>
          <table:table-cell office:value-type="float" office:value="528" table:style-name="ce7">
            <text:p>52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39" table:style-name="ce7">
            <text:p>53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68" table:style-name="ce7">
            <text:p>46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8" table:style-name="ce7">
            <text:p>638</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56" table:style-name="ce7">
            <text:p>756</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94" table:style-name="ce7">
            <text:p>694</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Cookham Wood</text:p>
          </table:table-cell>
          <table:table-cell office:value-type="float" office:value="185" table:style-name="ce7">
            <text:p>185</text:p>
          </table:table-cell>
          <table:table-cell office:value-type="float" office:value="149" table:style-name="ce7">
            <text:p>149</text:p>
          </table:table-cell>
          <table:table-cell office:value-type="float" office:value="120" table:style-name="ce7">
            <text:p>120</text:p>
          </table:table-cell>
          <table:table-cell office:value-type="float" office:value="79" table:style-name="ce7">
            <text:p>79</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3" table:style-name="ce7">
            <text:p>333</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25" table:style-name="ce7">
            <text:p>1125</text:p>
          </table:table-cell>
          <table:table-cell office:value-type="float" office:value="1114" table:style-name="ce7">
            <text:p>111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3" table:style-name="ce7">
            <text:p>1153</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82" table:style-name="ce7">
            <text:p>282</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8" table:style-name="ce7">
            <text:p>668</text:p>
          </table:table-cell>
          <table:table-cell table:number-columns-repeated="16379" table:style-name="ce1"/>
        </table:table-row>
        <table:table-row table:style-name="ro3">
          <table:table-cell office:value-type="string" table:style-name="ce6">
            <text:p>Feltham</text:p>
          </table:table-cell>
          <table:table-cell office:value-type="float" office:value="770" table:style-name="ce7">
            <text:p>770</text:p>
          </table:table-cell>
          <table:table-cell office:value-type="float" office:value="612" table:style-name="ce7">
            <text:p>612</text:p>
          </table:table-cell>
          <table:table-cell office:value-type="float" office:value="586" table:style-name="ce7">
            <text:p>586</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510" table:style-name="ce7">
            <text:p>1510</text:p>
          </table:table-cell>
          <table:table-cell office:value-type="float" office:value="1482" table:style-name="ce7">
            <text:p>1482</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68" table:style-name="ce7">
            <text:p>1468</text:p>
          </table:table-cell>
          <table:table-cell table:number-columns-repeated="16379" table:style-name="ce1"/>
        </table:table-row>
        <table:table-row table:style-name="ro3">
          <table:table-cell office:value-type="string" table:style-name="ce6">
            <text:p>Fosse Way</text:p>
          </table:table-cell>
          <table:table-cell office:value-type="float" office:value="301" table:style-name="ce7">
            <text:p>301</text:p>
          </table:table-cell>
          <table:table-cell office:value-type="float" office:value="301" table:style-name="ce7">
            <text:p>301</text:p>
          </table:table-cell>
          <table:table-cell office:value-type="float" office:value="180" table:style-name="ce7">
            <text:p>180</text:p>
          </table:table-cell>
          <table:table-cell office:value-type="float" office:value="123" table:style-name="ce7">
            <text:p>123</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Garth</text:p>
          </table:table-cell>
          <table:table-cell office:value-type="float" office:value="794" table:style-name="ce7">
            <text:p>794</text:p>
          </table:table-cell>
          <table:table-cell office:value-type="float" office:value="794" table:style-name="ce7">
            <text:p>794</text:p>
          </table:table-cell>
          <table:table-cell office:value-type="float" office:value="845" table:style-name="ce7">
            <text:p>845</text:p>
          </table:table-cell>
          <table:table-cell office:value-type="float" office:value="811" table:style-name="ce7">
            <text:p>811</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20" table:style-name="ce7">
            <text:p>520</text:p>
          </table:table-cell>
          <table:table-cell office:value-type="float" office:value="495" table:style-name="ce7">
            <text:p>495</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office:value-type="float" office:value="334" table:style-name="ce7">
            <text:p>334</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59" table:style-name="ce7">
            <text:p>1059</text:p>
          </table:table-cell>
          <table:table-cell table:number-columns-repeated="16379" table:style-name="ce1"/>
        </table:table-row>
        <table:table-row table:style-name="ro3">
          <table:table-cell office:value-type="string" table:style-name="ce6">
            <text:p>High Down</text:p>
          </table:table-cell>
          <table:table-cell office:value-type="float" office:value="980" table:style-name="ce7">
            <text:p>980</text:p>
          </table:table-cell>
          <table:table-cell office:value-type="float" office:value="976" table:style-name="ce7">
            <text:p>976</text:p>
          </table:table-cell>
          <table:table-cell office:value-type="float" office:value="1180" table:style-name="ce7">
            <text:p>1180</text:p>
          </table:table-cell>
          <table:table-cell office:value-type="float" office:value="1171" table:style-name="ce7">
            <text:p>117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8" table:style-name="ce7">
            <text:p>1278</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25" table:style-name="ce7">
            <text:p>525</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80" table:style-name="ce7">
            <text:p>980</text:p>
          </table:table-cell>
          <table:table-cell office:value-type="float" office:value="976" table:style-name="ce7">
            <text:p>97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10" table:style-name="ce7">
            <text:p>1010</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8" table:style-name="ce7">
            <text:p>1088</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27" table:style-name="ce7">
            <text:p>627</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0" table:style-name="ce7">
            <text:p>200</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12" table:style-name="ce7">
            <text:p>1112</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50" table:style-name="ce7">
            <text:p>350</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8" table:style-name="ce7">
            <text:p>658</text:p>
          </table:table-cell>
          <table:table-cell office:value-type="float" office:value="651" table:style-name="ce7">
            <text:p>651</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7" table:style-name="ce7">
            <text:p>897</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50" table:style-name="ce7">
            <text:p>850</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21" table:style-name="ce7">
            <text:p>521</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0" table:style-name="ce7">
            <text:p>270</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908" table:style-name="ce7">
            <text:p>908</text:p>
          </table:table-cell>
          <table:table-cell office:value-type="float" office:value="902" table:style-name="ce7">
            <text:p>902</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73" table:style-name="ce7">
            <text:p>107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3" table:style-name="ce7">
            <text:p>34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4" table:style-name="ce7">
            <text:p>294</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1" table:style-name="ce7">
            <text:p>1321</text:p>
          </table:table-cell>
          <table:table-cell table:number-columns-repeated="16379" table:style-name="ce1"/>
        </table:table-row>
        <table:table-row table:style-name="ro3">
          <table:table-cell office:value-type="string" table:style-name="ce6">
            <text:p>Norwich</text:p>
          </table:table-cell>
          <table:table-cell office:value-type="float" office:value="630" table:style-name="ce7">
            <text:p>630</text:p>
          </table:table-cell>
          <table:table-cell office:value-type="float" office:value="630" table:style-name="ce7">
            <text:p>630</text:p>
          </table:table-cell>
          <table:table-cell office:value-type="float" office:value="791" table:style-name="ce7">
            <text:p>791</text:p>
          </table:table-cell>
          <table:table-cell office:value-type="float" office:value="777" table:style-name="ce7">
            <text:p>777</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40" table:style-name="ce7">
            <text:p>940</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21" table:style-name="ce7">
            <text:p>2121</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85" table:style-name="ce7">
            <text:p>1785</text:p>
          </table:table-cell>
          <table:table-cell office:value-type="float" office:value="1734" table:style-name="ce7">
            <text:p>1734</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9" table:style-name="ce7">
            <text:p>529</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1068" table:style-name="ce7">
            <text:p>1068</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36" table:style-name="ce7">
            <text:p>1036</text:p>
          </table:table-cell>
          <table:table-cell office:value-type="float" office:value="1014" table:style-name="ce7">
            <text:p>1014</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0" table:style-name="ce7">
            <text:p>700</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84" table:style-name="ce7">
            <text:p>184</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2" table:style-name="ce7">
            <text:p>752</text:p>
          </table:table-cell>
          <table:table-cell office:value-type="float" office:value="741" table:style-name="ce7">
            <text:p>74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1" table:style-name="ce7">
            <text:p>771</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41" table:style-name="ce7">
            <text:p>441</text:p>
          </table:table-cell>
          <table:table-cell office:value-type="float" office:value="401" table:style-name="ce7">
            <text:p>401</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10" table:style-name="ce7">
            <text:p>610</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38" table:style-name="ce7">
            <text:p>838</text:p>
          </table:table-cell>
          <table:table-cell office:value-type="float" office:value="818" table:style-name="ce7">
            <text:p>818</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394" table:style-name="ce7">
            <text:p>394</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4" table:style-name="ce7">
            <text:p>1034</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19" table:style-name="ce7">
            <text:p>519</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50" table:style-name="ce7">
            <text:p>1550</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881" table:style-name="ce7">
            <text:p>881</text:p>
          </table:table-cell>
          <table:table-cell office:value-type="float" office:value="873" table:style-name="ce7">
            <text:p>873</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9" table:style-name="ce7">
            <text:p>84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7" table:style-name="ce7">
            <text:p>87</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6" table:style-name="ce7">
            <text:p>306</text:p>
          </table:table-cell>
          <table:table-cell office:value-type="float" office:value="172" table:style-name="ce7">
            <text:p>172</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7" table:style-name="ce7">
            <text:p>817</text:p>
          </table:table-cell>
          <table:table-cell office:value-type="float" office:value="815" table:style-name="ce7">
            <text:p>815</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332" table:style-name="ce7">
            <text:p>332</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48" table:style-name="ce7">
            <text:p>648</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192" table:style-name="ce7">
            <text:p>1192</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Total</text:p>
          </table:table-cell>
          <table:table-cell office:value-type="float" office:value="81341" table:style-name="ce7">
            <text:p>81341</text:p>
          </table:table-cell>
          <table:table-cell office:value-type="float" office:value="77871" table:style-name="ce7">
            <text:p>77871</text:p>
          </table:table-cell>
          <table:table-cell office:value-type="string" table:style-name="ce7">
            <text:p>86859**</text:p>
          </table:table-cell>
          <table:table-cell office:value-type="float" office:value="85851" table:style-name="ce7">
            <text:p>85851</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168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June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168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5" table:style-name="ce9"/>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Elden, Dawn [NOMS]</meta:initial-creator>
    <dc:creator>Elden, Dawn</dc:creator>
    <meta:creation-date>2021-06-28T15:16:42Z</meta:creation-date>
    <dc:date>2023-07-06T08:35:53Z</dc:date>
    <meta:editing-duration>PT0S</meta:editing-duration>
    <meta:user-defined meta:name="ContentTypeId">0x0101007437784DDA6E8C4A82A3E362E8B24045</meta:user-defined>
  </office:meta>
</office:document-meta>
</file>